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number-columns-repeated="1024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>
            <text:p>Dummy 01</text:p>
          </table:table-cell>
          <table:table-cell office:value-type="string">
            <text:p>Dak 1</text:p>
          </table:table-cell>
          <table:table-cell table:number-columns-repeated="2"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Dummy 02</text:p>
          </table:table-cell>
          <table:table-cell office:value-type="string">
            <text:p>Dak 2</text:p>
          </table:table-cell>
          <table:table-cell table:number-columns-repeated="2" office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>
            <text:p>Dummy 03</text:p>
          </table:table-cell>
          <table:table-cell office:value-type="string">
            <text:p>Dak 3</text:p>
          </table:table-cell>
          <table:table-cell table:number-columns-repeated="2"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Dummy 04</text:p>
          </table:table-cell>
          <table:table-cell office:value-type="string">
            <text:p>Dak 4</text:p>
          </table:table-cell>
          <table:table-cell table:number-columns-repeated="2"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Dummy 05</text:p>
          </table:table-cell>
          <table:table-cell office:value-type="string">
            <text:p>Dak 5</text:p>
          </table:table-cell>
          <table:table-cell table:number-columns-repeated="2" office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>
            <text:p>Dummy 06</text:p>
          </table:table-cell>
          <table:table-cell office:value-type="string">
            <text:p>Dak 6</text:p>
          </table:table-cell>
          <table:table-cell table:number-columns-repeated="2" office:value-type="string">
            <text:p>06</text:p>
          </table:table-cell>
          <table:table-cell table:number-columns-repeated="1020"/>
        </table:table-row>
        <table:table-row table:style-name="ro3">
          <table:table-cell office:value-type="string">
            <text:p>Dummy 07</text:p>
          </table:table-cell>
          <table:table-cell office:value-type="string">
            <text:p>Dak 7</text:p>
          </table:table-cell>
          <table:table-cell table:number-columns-repeated="2" office:value-type="string">
            <text:p>07</text:p>
          </table:table-cell>
          <table:table-cell table:number-columns-repeated="1020"/>
        </table:table-row>
        <table:table-row table:style-name="ro4">
          <table:table-cell office:value-type="string">
            <text:p>Dummy 08</text:p>
          </table:table-cell>
          <table:table-cell office:value-type="string">
            <text:p>Dak 8</text:p>
          </table:table-cell>
          <table:table-cell office:value-type="string">
            <text:p>08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4">
          <table:table-cell office:value-type="string">
            <text:p>Dummy 09</text:p>
          </table:table-cell>
          <table:table-cell office:value-type="string">
            <text:p>Dak 9</text:p>
          </table:table-cell>
          <table:table-cell office:value-type="string">
            <text:p>09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7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OSR 1</text:p>
          </table:table-cell>
          <table:table-cell office:value-type="string">
            <text:p>2014-01-17T09:30:00+0100</text:p>
          </table:table-cell>
          <table:table-cell office:value-type="string">
            <text:p>2014-01-17T11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OSR 2</text:p>
          </table:table-cell>
          <table:table-cell office:value-type="string">
            <text:p>2014-01-17T12:30:00+0100</text:p>
          </table:table-cell>
          <table:table-cell office:value-type="string">
            <text:p>2014-01-17T13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OSR 3</text:p>
          </table:table-cell>
          <table:table-cell office:value-type="string">
            <text:p>2014-01-17T13:30:00+0100</text:p>
          </table:table-cell>
          <table:table-cell office:value-type="string">
            <text:p>2014-01-17T15:00:00+0100</text:p>
          </table:table-cell>
          <table:table-cell table:number-columns-repeated="1019"/>
        </table:table-row>
        <table:table-row table:style-name="ro4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OSR 4</text:p>
          </table:table-cell>
          <table:table-cell office:value-type="string">
            <text:p>2014-01-17T08:30:00+0100</text:p>
          </table:table-cell>
          <table:table-cell office:value-type="string">
            <text:p>2014-01-17T10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OSR 5</text:p>
          </table:table-cell>
          <table:table-cell office:value-type="string">
            <text:p>2014-01-17T10:00:00+0100</text:p>
          </table:table-cell>
          <table:table-cell office:value-type="string">
            <text:p>2014-01-17T11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OSR 6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OSR 7</text:p>
          </table:table-cell>
          <table:table-cell office:value-type="string">
            <text:p>2014-01-17T14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4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7T20:00:00+0100</text:p>
          </table:table-cell>
          <table:table-cell office:value-type="string">
            <text:p>2014-01-17T22:00:00+0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3T15:48:34</dc:date>
    <meta:editing-duration>PT1M21S</meta:editing-duration>
    <meta:editing-cycles>7</meta:editing-cycles>
    <meta:generator>LibreOffice/3.5$Linux_X86_64 LibreOffice_project/350m1$Build-2</meta:generator>
    <dc:creator>Michael Groh</dc:creator>
    <meta:document-statistic meta:table-count="2" meta:cell-count="91" meta:object-count="0"/>
  </office:meta>
</office:document-meta>
</file>